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lfaen1" svg:font-family="Sylfaen"/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ylfaen" fo:font-size="24pt" officeooo:rsid="0011bf8d" style:font-size-asian="21pt" style:font-size-complex="24pt"/>
    </style:style>
    <style:style style:name="P2" style:family="paragraph" style:parent-style-name="Standard">
      <style:text-properties style:font-name="Sylfaen1" fo:font-size="24pt" officeooo:rsid="0011bf8d" style:font-size-asian="21pt" style:font-size-complex="24pt"/>
    </style:style>
    <style:style style:name="P3" style:family="paragraph" style:parent-style-name="Standard">
      <style:text-properties style:font-name="Sylfaen1" fo:font-size="24pt" fo:font-style="italic" officeooo:rsid="0011bf8d" officeooo:paragraph-rsid="0011bf8d" style:font-size-asian="21pt" style:font-style-asian="italic" style:font-size-complex="24pt" style:font-style-complex="italic"/>
    </style:style>
    <style:style style:name="P4" style:family="paragraph" style:parent-style-name="Standard">
      <style:text-properties style:font-name="Sylfaen1" fo:font-size="24pt" fo:font-style="italic" officeooo:rsid="0011daf2" officeooo:paragraph-rsid="0011daf2" style:font-size-asian="21pt" style:font-style-asian="italic" style:font-size-complex="24pt" style:font-style-complex="italic"/>
    </style:style>
    <style:style style:name="P5" style:family="paragraph" style:parent-style-name="Standard">
      <style:text-properties style:font-name="Sylfaen1" fo:font-size="24pt" fo:font-style="normal" officeooo:rsid="0011daf2" officeooo:paragraph-rsid="0011daf2" style:font-size-asian="21pt" style:font-style-asian="normal" style:font-size-complex="24pt" style:font-style-complex="normal"/>
    </style:style>
    <style:style style:name="T1" style:family="text">
      <style:text-properties style:font-name="OpenSymbol"/>
    </style:style>
    <style:style style:name="T2" style:family="text">
      <style:text-properties style:font-name="OpenSymbol" officeooo:rsid="001214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ΑΒΓΔΕΖΗΘΙΚΛΜΝΞΟΠΡΣΤΥΦΧΨΩαβγδεζηθικλμνξοπρςστυφχψω</text:p>
      <text:p text:style-name="P1"/>
      <text:p text:style-name="P3">ΑΒΓΔΕΖΗΘΙΚΛΜΝΞΟΠΡΣΤΥΦΧΨΩαβγδεζηθικλμνξοπρςστυφχψω</text:p>
      <text:p text:style-name="P3"/>
      <text:p text:style-name="P5"><text:span text:style-name="T1">αβγδ(εϵ)ζη</text:span><text:span text:style-name="T2">(</text:span><text:span text:style-name="T1">θϑ</text:span><text:span text:style-name="T2">)</text:span><text:span text:style-name="T1">ικλμνξοπ(ϱρ)ςστυ(ϕφ)χψωϒ</text:span></text:p>
      <text:p text:style-name="P4"><text:span text:style-name="T1">αβγδ(εϵ)ζη</text:span><text:span text:style-name="T2">(</text:span><text:span text:style-name="T1">θϑ</text:span><text:span text:style-name="T2">)</text:span><text:span text:style-name="T1">ικλμνξοπ(ϱρ)ςστυ(ϕφ)χψωϒ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lfaen1" svg:font-family="Sylfaen"/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1.4.2$Windows_x86 LibreOffice_project/0a0440ccc0227ad9829de5f46be37cfb6edcf72</meta:generator>
    <dc:date>2014-01-22T11:49:34.103000000</dc:date>
    <meta:document-statistic meta:table-count="0" meta:image-count="0" meta:object-count="0" meta:page-count="1" meta:paragraph-count="4" meta:word-count="4" meta:character-count="174" meta:non-whitespace-character-count="174"/>
    <meta:user-defined meta:name="Info 1"/>
    <meta:user-defined meta:name="Info 2"/>
    <meta:user-defined meta:name="Info 3"/>
    <meta:user-defined meta:name="Info 4"/>
  </office:meta>
</office:document-meta>
</file>